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7b2d" officeooo:paragraph-rsid="001d7b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File: document.h</text:p>
      <text:p text:style-name="P1">// Declare a document class program that allows a user</text:p>
      <text:p text:style-name="P1">// to interactively edit a test file</text:p>
      <text:p text:style-name="P1">//-----------------------------------------------------------------</text:p>
      <text:p text:style-name="P1">// Class: CS 215 <text:s text:c="20"/>Instructor: Dr. Deborah Hwang</text:p>
      <text:p text:style-name="P1">// Assignment: <text:s text:c="3"/>editor <text:s text:c="12"/>Date assigned: <text:s/>2/23/2017</text:p>
      <text:p text:style-name="P1">// Programmer: <text:s text:c="3"/>Kunal Mukherjee <text:s text:c="3"/>Date completed: 2/28/2017</text:p>
      <text:p text:style-name="P1"/>
      <text:p text:style-name="P1">#include &lt;string&gt;</text:p>
      <text:p text:style-name="P1">#include &lt;iostream&gt;</text:p>
      <text:p text:style-name="P1">#include &lt;vector&gt;</text:p>
      <text:p text:style-name="P1"/>
      <text:p text:style-name="P1">#ifndef DOCUMENT_H</text:p>
      <text:p text:style-name="P1">#define DOCUMENT_H</text:p>
      <text:p text:style-name="P1"/>
      <text:p text:style-name="P1">class Document</text:p>
      <text:p text:style-name="P1">{</text:p>
      <text:p text:style-name="P1"><text:s/>public:</text:p>
      <text:p text:style-name="P1"><text:s text:c="2"/>//The default constructor</text:p>
      <text:p text:style-name="P1"><text:s text:c="2"/>Document();</text:p>
      <text:p text:style-name="P1"/>
      <text:p text:style-name="P1"><text:s text:c="2"/>//It reads lines from an input stream,</text:p>
      <text:p text:style-name="P1"><text:s text:c="2"/>//replacing any lines that already exists.</text:p>
      <text:p text:style-name="P1"><text:s text:c="2"/>void Load (std::istream &amp;in);</text:p>
      <text:p text:style-name="P1"/>
      <text:p text:style-name="P1"><text:s text:c="2"/>//Function clears the document of any lines</text:p>
      <text:p text:style-name="P1"><text:s text:c="2"/>void MakeEmpty();</text:p>
      <text:p text:style-name="P1"/>
      <text:p text:style-name="P1"><text:s text:c="2"/>//Returns true if the document has no lines, false otherwise</text:p>
      <text:p text:style-name="P1"><text:s text:c="2"/>bool IsEmpty() const;</text:p>
      <text:p text:style-name="P1"/>
      <text:p text:style-name="P1"><text:s text:c="2"/>//Inserts a line in front of the current line</text:p>
      <text:p text:style-name="P1"><text:s text:c="2"/>void Insert (std::string newLine);</text:p>
      <text:p text:style-name="P1"/>
      <text:p text:style-name="P1"><text:s text:c="2"/>//Inserts a line at the end of he document</text:p>
      <text:p text:style-name="P1"><text:s text:c="2"/>void Append (std::string newLine);</text:p>
      <text:p text:style-name="P1"/>
      <text:p text:style-name="P1"><text:s text:c="2"/>//Replace the content of the current line</text:p>
      <text:p text:style-name="P1"><text:s text:c="2"/>void Replace (std::string new_line);</text:p>
      <text:p text:style-name="P1"/>
      <text:p text:style-name="P1"><text:s text:c="2"/>//removes the current line from the document</text:p>
      <text:p text:style-name="P1"><text:s text:c="2"/>void Erase();</text:p>
      <text:p text:style-name="P1"/>
      <text:p text:style-name="P1"><text:s text:c="2"/>//finds the first line in the document containing the</text:p>
      <text:p text:style-name="P1"><text:s text:c="2"/>//target string and makes it the current line. Returns</text:p>
      <text:p text:style-name="P1"><text:s text:c="2"/>//true if the line is found or false</text:p>
      <text:p text:style-name="P1"><text:s text:c="2"/>bool Find (std::string target);</text:p>
      <text:p text:style-name="P1"/>
      <text:p text:style-name="P1"><text:s text:c="2"/>//sets the current line (index) to n</text:p>
      <text:p text:style-name="P1"><text:soft-page-break/><text:s text:c="2"/>void SetCurrent( int n);</text:p>
      <text:p text:style-name="P1"/>
      <text:p text:style-name="P1"><text:s text:c="2"/>//moves the current line |n| places. If n&gt; 0, it moves</text:p>
      <text:p text:style-name="P1"><text:s text:c="2"/>//in the forward direction, if n &lt; 0, it moves in the</text:p>
      <text:p text:style-name="P1"><text:s text:c="2"/>//backward direction</text:p>
      <text:p text:style-name="P1"><text:s text:c="2"/>void MoveCurrent( int n);</text:p>
      <text:p text:style-name="P1"/>
      <text:p text:style-name="P1"><text:s text:c="2"/>//writes the current line, including a newline, to an</text:p>
      <text:p text:style-name="P1"><text:s text:c="2"/>//output stream</text:p>
      <text:p text:style-name="P1"><text:s text:c="2"/>void WriteLine (std::ostream &amp;out) const;</text:p>
      <text:p text:style-name="P1"/>
      <text:p text:style-name="P1"><text:s text:c="2"/>//Writes the document to an output stream</text:p>
      <text:p text:style-name="P1"><text:s text:c="2"/>void WriteAll (std::ostream &amp;out) const;<text:tab/><text:tab/> <text:s text:c="3"/></text:p>
      <text:p text:style-name="P1"/>
      <text:p text:style-name="P1"><text:s text:c="2"/></text:p>
      <text:p text:style-name="P1"><text:s/>private:</text:p>
      <text:p text:style-name="P1"/>
      <text:p text:style-name="P1"><text:s text:c="2"/>//The vector to store new lines</text:p>
      <text:p text:style-name="P1"><text:s text:c="2"/>std::vector&lt;std::string&gt; lines;</text:p>
      <text:p text:style-name="P1"><text:s text:c="2"/>//The current linex index unless the vector is empty</text:p>
      <text:p text:style-name="P1"><text:s text:c="2"/>int currentPos; </text:p>
      <text:p text:style-name="P1"/>
      <text:p text:style-name="P1">};</text:p>
      <text:p text:style-name="P1"/>
      <text:p text:style-name="P1">#endif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File: document.cpp</text:p>
      <text:p text:style-name="P1">// Implementation of the Document class</text:p>
      <text:p text:style-name="P1">//-----------------------------------------------------------------</text:p>
      <text:p text:style-name="P1">// Class: CS 215 <text:s text:c="20"/>Instructor: Dr. Deborah Hwang</text:p>
      <text:p text:style-name="P1">// Assignment: <text:s text:c="3"/>Editor <text:s text:c="12"/>Date assigned: <text:s/>2/23/2017</text:p>
      <text:p text:style-name="P1">// Programmer: <text:s text:c="3"/>Kunal Mukherjee <text:s text:c="3"/>Date completed: 2/28/2017</text:p>
      <text:p text:style-name="P1"/>
      <text:p text:style-name="P1">//header file</text:p>
      <text:p text:style-name="P1">#include "document.h"</text:p>
      <text:p text:style-name="P1"/>
      <text:p text:style-name="P1">//The default constructor</text:p>
      <text:p text:style-name="P1">Document::Document()</text:p>
      <text:p text:style-name="P1">{</text:p>
      <text:p text:style-name="P1"><text:s text:c="2"/>//The current line is initialized to zero</text:p>
      <text:p text:style-name="P1"><text:s text:c="2"/>currentPos = 0;</text:p>
      <text:p text:style-name="P1">}</text:p>
      <text:p text:style-name="P1"/>
      <text:p text:style-name="P1">//It reads lines from an input stream,</text:p>
      <text:p text:style-name="P1">//replacing any lines that already exists.</text:p>
      <text:p text:style-name="P1">void Document::Load (std::istream &amp;in)</text:p>
      <text:p text:style-name="P1">{</text:p>
      <text:p text:style-name="P1"><text:s text:c="2"/>std::string line;</text:p>
      <text:p text:style-name="P1"><text:s text:c="2"/>//sets the current postition to 0</text:p>
      <text:p text:style-name="P1"><text:s text:c="2"/>currentPos = 0;</text:p>
      <text:p text:style-name="P1"/>
      <text:p text:style-name="P1"><text:s text:c="2"/>//read in line as long as it doesnot hit EOF</text:p>
      <text:p text:style-name="P1"><text:s text:c="2"/>while (std::getline(in, line))</text:p>
      <text:p text:style-name="P1"><text:s text:c="4"/>{</text:p>
      <text:p text:style-name="P1"><text:s text:c="6"/>//Put the line into the vector </text:p>
      <text:p text:style-name="P1"><text:s text:c="6"/>lines.push_back(line); <text:s text:c="4"/></text:p>
      <text:p text:style-name="P1"><text:s text:c="4"/>}</text:p>
      <text:p text:style-name="P1">}</text:p>
      <text:p text:style-name="P1"/>
      <text:p text:style-name="P1">//Function clears the document of any lines</text:p>
      <text:p text:style-name="P1">void Document::MakeEmpty()</text:p>
      <text:p text:style-name="P1">{</text:p>
      <text:p text:style-name="P1"><text:s text:c="7"/>lines.clear();</text:p>
      <text:p text:style-name="P1"><text:s text:c="7"/>currentPos = 0; <text:s text:c="3"/></text:p>
      <text:p text:style-name="P1">}</text:p>
      <text:p text:style-name="P1"/>
      <text:p text:style-name="P1">//Returns true if the document has no lines, false otherwise</text:p>
      <text:p text:style-name="P1">bool Document::IsEmpty() const</text:p>
      <text:p text:style-name="P1">{</text:p>
      <text:p text:style-name="P1"><text:s text:c="2"/>// A boolean variable</text:p>
      <text:p text:style-name="P1"><text:s text:c="2"/>bool result = false;</text:p>
      <text:p text:style-name="P1"/>
      <text:p text:style-name="P1"><text:s text:c="2"/>//If the list is empty then set result to true, by</text:p>
      <text:p text:style-name="P1"><text:s text:c="2"/>//default it is false</text:p>
      <text:p text:style-name="P1"><text:s text:c="2"/>if (lines.empty())</text:p>
      <text:p text:style-name="P1"><text:soft-page-break/><text:s text:c="4"/>result = true;</text:p>
      <text:p text:style-name="P1"/>
      <text:p text:style-name="P1"><text:s text:c="2"/>// Return the result</text:p>
      <text:p text:style-name="P1"><text:s text:c="2"/>return result;</text:p>
      <text:p text:style-name="P1">}</text:p>
      <text:p text:style-name="P1"/>
      <text:p text:style-name="P1"><text:s/>//Inserts a line in front of the current line</text:p>
      <text:p text:style-name="P1">void Document::Insert (std::string newLine)</text:p>
      <text:p text:style-name="P1"><text:s/>{</text:p>
      <text:p text:style-name="P1"><text:s text:c="3"/>lines.insert(lines.begin() + currentPos, newLine);</text:p>
      <text:p text:style-name="P1"><text:s/>}</text:p>
      <text:p text:style-name="P1"><text:s text:c="2"/></text:p>
      <text:p text:style-name="P1">//Inserts a line at the end of he document</text:p>
      <text:p text:style-name="P1">void Document::Append (std::string newLine)</text:p>
      <text:p text:style-name="P1">{</text:p>
      <text:p text:style-name="P1"><text:s/>//Put the line at the end of the document</text:p>
      <text:p text:style-name="P1"><text:s text:c="2"/>lines.push_back(newLine);</text:p>
      <text:p text:style-name="P1"/>
      <text:p text:style-name="P1"><text:s text:c="2"/>if (lines.size() != 1)</text:p>
      <text:p text:style-name="P1"><text:s text:c="4"/>{</text:p>
      <text:p text:style-name="P1"><text:s text:c="6"/>//increment the postion to match the current position</text:p>
      <text:p text:style-name="P1"><text:s text:c="6"/>currentPos = lines.size() - 1;</text:p>
      <text:p text:style-name="P1"><text:s text:c="4"/>}</text:p>
      <text:p text:style-name="P1">}</text:p>
      <text:p text:style-name="P1"/>
      <text:p text:style-name="P1">//Replace the content of the current line</text:p>
      <text:p text:style-name="P1">void Document::Replace (std::string new_line)</text:p>
      <text:p text:style-name="P1">{</text:p>
      <text:p text:style-name="P1"><text:s text:c="2"/>//if the document is empty throw an error</text:p>
      <text:p text:style-name="P1"><text:s text:c="2"/>if (lines.empty())</text:p>
      <text:p text:style-name="P1"><text:s text:c="4"/>{</text:p>
      <text:p text:style-name="P1"><text:s text:c="6"/>throw std::string(" The document is empty ");</text:p>
      <text:p text:style-name="P1"><text:s text:c="4"/>}</text:p>
      <text:p text:style-name="P1"><text:s text:c="2"/>//if the document is not empty then replace the </text:p>
      <text:p text:style-name="P1"><text:s text:c="2"/>//content of the current line</text:p>
      <text:p text:style-name="P1"><text:s text:c="2"/>lines[currentPos] = new_line;</text:p>
      <text:p text:style-name="P1">}</text:p>
      <text:p text:style-name="P1"/>
      <text:p text:style-name="P1">//Erase the current line from the document</text:p>
      <text:p text:style-name="P1">void Document::Erase()</text:p>
      <text:p text:style-name="P1"><text:s/>{</text:p>
      <text:p text:style-name="P1"><text:s text:c="3"/>// if the document is emepty throw an exception</text:p>
      <text:p text:style-name="P1"><text:s text:c="3"/>if (lines.empty())</text:p>
      <text:p text:style-name="P1"><text:s text:c="5"/>{</text:p>
      <text:p text:style-name="P1"><text:s text:c="7"/>throw std::string(" The document is empty ");</text:p>
      <text:p text:style-name="P1"><text:s text:c="5"/>}</text:p>
      <text:p text:style-name="P1"/>
      <text:p text:style-name="P1"/>
      <text:p text:style-name="P1"><text:s text:c="3"/>//the current line is removed and the next line</text:p>
      <text:p text:style-name="P1"><text:soft-page-break/><text:s text:c="3"/>//becomes the current line</text:p>
      <text:p text:style-name="P1"><text:s text:c="3"/>else</text:p>
      <text:p text:style-name="P1"><text:s text:c="5"/>{</text:p>
      <text:p text:style-name="P1"><text:s text:c="7"/>lines.erase(lines.begin() + currentPos);</text:p>
      <text:p text:style-name="P1"><text:s text:c="7"/>if (currentPos == lines.size())</text:p>
      <text:p text:style-name="P1"><text:tab/> {</text:p>
      <text:p text:style-name="P1"><text:tab/> <text:s text:c="2"/>currentPos--;</text:p>
      <text:p text:style-name="P1"><text:tab/> }</text:p>
      <text:p text:style-name="P1"><text:s text:c="5"/>} <text:s/></text:p>
      <text:p text:style-name="P1"><text:s/>}</text:p>
      <text:p text:style-name="P1"/>
      <text:p text:style-name="P1">//find the first line in the document containing</text:p>
      <text:p text:style-name="P1">//the target string and make it the current line</text:p>
      <text:p text:style-name="P1">bool Document::Find (std::string target)</text:p>
      <text:p text:style-name="P1">{</text:p>
      <text:p text:style-name="P1"><text:s text:c="2"/>//Default the result is false</text:p>
      <text:p text:style-name="P1"><text:s text:c="2"/>bool result = false;</text:p>
      <text:p text:style-name="P1"/>
      <text:p text:style-name="P1"><text:s text:c="2"/>//Go through the whole vector</text:p>
      <text:p text:style-name="P1"><text:s text:c="2"/>for (int i = 0; i &lt; lines.size(); i++)</text:p>
      <text:p text:style-name="P1"><text:s text:c="4"/>{</text:p>
      <text:p text:style-name="P1"><text:s text:c="6"/>// if a first line matches the target string</text:p>
      <text:p text:style-name="P1"><text:s text:c="6"/>if (lines[i].find(target) != std::string::npos) <text:s/></text:p>
      <text:p text:style-name="P1"><text:tab/>{</text:p>
      <text:p text:style-name="P1"><text:tab/> <text:s/>//making that the current lin0</text:p>
      <text:p text:style-name="P1"><text:tab/> <text:s/>currentPos = i;</text:p>
      <text:p text:style-name="P1"><text:tab/> <text:s/>//making the result true</text:p>
      <text:p text:style-name="P1"><text:tab/> <text:s/>return true;</text:p>
      <text:p text:style-name="P1"><text:tab/>}</text:p>
      <text:p text:style-name="P1"><text:s text:c="4"/>}</text:p>
      <text:p text:style-name="P1"><text:s text:c="2"/>return result;</text:p>
      <text:p text:style-name="P1">}</text:p>
      <text:p text:style-name="P1"/>
      <text:p text:style-name="P1">//sets the current line (index) to n</text:p>
      <text:p text:style-name="P1">void Document::SetCurrent( int n)</text:p>
      <text:p text:style-name="P1">{</text:p>
      <text:p text:style-name="P1"><text:s text:c="2"/>// if the document is emepty throw an exception</text:p>
      <text:p text:style-name="P1"><text:s text:c="2"/>if (lines.empty())</text:p>
      <text:p text:style-name="P1"><text:s text:c="4"/>{</text:p>
      <text:p text:style-name="P1"><text:s text:c="6"/>throw std::string(" The document is empty ");</text:p>
      <text:p text:style-name="P1"><text:s text:c="4"/>}</text:p>
      <text:p text:style-name="P1"><text:s text:c="2"/></text:p>
      <text:p text:style-name="P1"><text:s text:c="2"/>//if n &lt; o or the docment has less than n+1 lines</text:p>
      <text:p text:style-name="P1"><text:s text:c="2"/>else if ( n &lt; 0 || lines.size() &lt; n + 1)</text:p>
      <text:p text:style-name="P1"><text:s text:c="4"/>{</text:p>
      <text:p text:style-name="P1"><text:s text:c="6"/>//exception</text:p>
      <text:p text:style-name="P1"><text:s text:c="6"/>throw std::string("Not enough lines are there");</text:p>
      <text:p text:style-name="P1"><text:s text:c="4"/>}</text:p>
      <text:p text:style-name="P1"><text:s text:c="2"/>else</text:p>
      <text:p text:style-name="P1"><text:soft-page-break/><text:s text:c="4"/>//set the current line to n</text:p>
      <text:p text:style-name="P1"><text:s text:c="4"/>currentPos = n;</text:p>
      <text:p text:style-name="P1">}</text:p>
      <text:p text:style-name="P1"/>
      <text:p text:style-name="P1">//moves the current line |n| places. If n&gt; 0, it moves</text:p>
      <text:p text:style-name="P1">//in the forward direction, if n &lt; 0, it moves in the</text:p>
      <text:p text:style-name="P1">//backward direction</text:p>
      <text:p text:style-name="P1">void Document::MoveCurrent( int n)</text:p>
      <text:p text:style-name="P1">{</text:p>
      <text:p text:style-name="P1"><text:s/>// if the document is emepty throw an exception</text:p>
      <text:p text:style-name="P1"><text:s text:c="2"/>if (lines.empty())</text:p>
      <text:p text:style-name="P1"><text:s text:c="4"/>{</text:p>
      <text:p text:style-name="P1"><text:s text:c="6"/>throw std::string(" The document is empty "); <text:s text:c="6"/></text:p>
      <text:p text:style-name="P1"><text:s text:c="4"/>}</text:p>
      <text:p text:style-name="P1"><text:s text:c="2"/></text:p>
      <text:p text:style-name="P1"><text:s text:c="2"/>//if <text:s/>the docment has less than n+1 lines</text:p>
      <text:p text:style-name="P1"><text:s text:c="2"/>else if ( lines.size ( )-1 <text:s/>&lt; currentPos + n || currentPos + n &lt; 0)</text:p>
      <text:p text:style-name="P1"><text:s text:c="4"/>{</text:p>
      <text:p text:style-name="P1"><text:s text:c="6"/>//exception</text:p>
      <text:p text:style-name="P1"><text:s text:c="6"/>throw std::string("Not enough lines are there");</text:p>
      <text:p text:style-name="P1"><text:s text:c="4"/>}</text:p>
      <text:p text:style-name="P1"><text:s text:c="2"/>else</text:p>
      <text:p text:style-name="P1"><text:s text:c="4"/>{</text:p>
      <text:p text:style-name="P1"><text:s text:c="6"/>//move the position n places</text:p>
      <text:p text:style-name="P1"><text:s text:c="6"/>currentPos = currentPos + n;<text:tab/></text:p>
      <text:p text:style-name="P1"><text:s text:c="4"/>} <text:s/></text:p>
      <text:p text:style-name="P1">}</text:p>
      <text:p text:style-name="P1"/>
      <text:p text:style-name="P1">//writes the current line, including a newline, to an</text:p>
      <text:p text:style-name="P1">//output stream</text:p>
      <text:p text:style-name="P1">void Document::WriteLine (std::ostream &amp;out) const</text:p>
      <text:p text:style-name="P1"><text:s/>{</text:p>
      <text:p text:style-name="P1"><text:s text:c="3"/>// if the dpcument is empty the function is ignored</text:p>
      <text:p text:style-name="P1"><text:s text:c="3"/>if (lines.empty())</text:p>
      <text:p text:style-name="P1"><text:s text:c="5"/>return;</text:p>
      <text:p text:style-name="P1"><text:s text:c="3"/></text:p>
      <text:p text:style-name="P1"><text:s text:c="3"/>else <text:s text:c="4"/></text:p>
      <text:p text:style-name="P1"><text:s text:c="5"/>out &lt;&lt; lines[currentPos] &lt;&lt; std::endl; <text:s text:c="2"/></text:p>
      <text:p text:style-name="P1"><text:s/>}</text:p>
      <text:p text:style-name="P1"/>
      <text:p text:style-name="P1"><text:s/>//Writes the document to an output stream</text:p>
      <text:p text:style-name="P1">void Document::WriteAll (std::ostream &amp;out) const</text:p>
      <text:p text:style-name="P1">{</text:p>
      <text:p text:style-name="P1"><text:s text:c="2"/>//write the document and the current line index stays</text:p>
      <text:p text:style-name="P1"><text:s text:c="2"/>// the same</text:p>
      <text:p text:style-name="P1"><text:s text:c="2"/>for (int i = 0; i &lt; lines.size(); i++)</text:p>
      <text:p text:style-name="P1"><text:s text:c="4"/>{</text:p>
      <text:p text:style-name="P1"><text:s text:c="6"/>out &lt;&lt; lines[i] &lt;&lt; std::endl;</text:p>
      <text:p text:style-name="P1"><text:s text:c="4"/>}}</text:p>
      <text:p text:style-name="P1"><text:soft-page-break/>//File: editor.cpp</text:p>
      <text:p text:style-name="P1">// A driver program written to test the document class and to create</text:p>
      <text:p text:style-name="P1">// a editor program</text:p>
      <text:p text:style-name="P1">//-----------------------------------------------------------------</text:p>
      <text:p text:style-name="P1">// Class: CS 215 <text:s text:c="20"/>Instructor: Dr. Deborah Hwang</text:p>
      <text:p text:style-name="P1">// Assignment: <text:s text:c="3"/>Editor <text:s text:c="12"/>Date assigned: <text:s/>3/4/2017</text:p>
      <text:p text:style-name="P1">// Programmer: <text:s text:c="3"/>Kunal Mukherjee <text:s text:c="3"/>Date completed: 2/6/2017</text:p>
      <text:p text:style-name="P1"/>
      <text:p text:style-name="P1">//directives are included</text:p>
      <text:p text:style-name="P1">#include &lt;string&gt;</text:p>
      <text:p text:style-name="P1">#include &lt;iostream&gt;</text:p>
      <text:p text:style-name="P1">#include &lt;vector&gt;</text:p>
      <text:p text:style-name="P1">#include &lt;fstream&gt;</text:p>
      <text:p text:style-name="P1">#include "document.h"</text:p>
      <text:p text:style-name="P1"/>
      <text:p text:style-name="P1">int main (int argc, char *argv[])</text:p>
      <text:p text:style-name="P1">{</text:p>
      <text:p text:style-name="P1"><text:s text:c="2"/>using namespace std; //using the stadard namesspace</text:p>
      <text:p text:style-name="P1"><text:s text:c="2"/></text:p>
      <text:p text:style-name="P1"><text:s text:c="2"/>if (argc != 2) // to see the proper usage in the commandline</text:p>
      <text:p text:style-name="P1"><text:s text:c="4"/>{</text:p>
      <text:p text:style-name="P1"><text:s text:c="6"/>cout &lt;&lt; "Usage:" &lt;&lt; argv[0] &lt;&lt; "inputfile" &lt;&lt; endl;</text:p>
      <text:p text:style-name="P1"><text:s text:c="4"/>}</text:p>
      <text:p text:style-name="P1"><text:s text:c="2"/></text:p>
      <text:p text:style-name="P1"><text:s text:c="2"/>ifstream in(argv[1]); //open file <text:s/></text:p>
      <text:p text:style-name="P1"/>
      <text:p text:style-name="P1"><text:s text:c="2"/>if (!in) //check for sucess</text:p>
      <text:p text:style-name="P1"><text:s text:c="4"/>{</text:p>
      <text:p text:style-name="P1"><text:s text:c="6"/>cout &lt;&lt; "Error opening input file: " &lt;&lt; argv[1] &lt;&lt; endl;</text:p>
      <text:p text:style-name="P1"><text:s text:c="4"/>}</text:p>
      <text:p text:style-name="P1"><text:s text:c="2"/></text:p>
      <text:p text:style-name="P1"><text:s text:c="2"/>//creating the document class</text:p>
      <text:p text:style-name="P1"><text:s text:c="2"/>Document text;</text:p>
      <text:p text:style-name="P1"><text:s text:c="2"/>text.Load(in);</text:p>
      <text:p text:style-name="P1"/>
      <text:p text:style-name="P1"><text:s text:c="2"/>//the command</text:p>
      <text:p text:style-name="P1"><text:s text:c="2"/>char command;</text:p>
      <text:p text:style-name="P1"><text:s text:c="2"/>//the line to be entered or modified</text:p>
      <text:p text:style-name="P1"><text:s text:c="2"/>string line;</text:p>
      <text:p text:style-name="P1"><text:s text:c="2"/>//the number of line to be moved</text:p>
      <text:p text:style-name="P1"><text:s text:c="2"/>int n;</text:p>
      <text:p text:style-name="P1"/>
      <text:p text:style-name="P1"><text:s text:c="2"/>//get command</text:p>
      <text:p text:style-name="P1"><text:s text:c="2"/>cout &lt;&lt; "&gt; ";</text:p>
      <text:p text:style-name="P1"><text:s text:c="2"/>cin &gt;&gt; command;</text:p>
      <text:p text:style-name="P1"><text:s text:c="2"/></text:p>
      <text:p text:style-name="P1"><text:s text:c="2"/>while (toupper(command) != 'Q')</text:p>
      <text:p text:style-name="P1"><text:s text:c="4"/>{</text:p>
      <text:p text:style-name="P1"><text:s text:c="6"/>//display current line</text:p>
      <text:p text:style-name="P1"><text:soft-page-break/><text:s text:c="6"/>if (toupper(command) == 'C')</text:p>
      <text:p text:style-name="P1"><text:tab/>{</text:p>
      <text:p text:style-name="P1"><text:tab/> <text:s/>text.WriteLine(cout);</text:p>
      <text:p text:style-name="P1"><text:tab/>}</text:p>
      <text:p text:style-name="P1"/>
      <text:p text:style-name="P1"><text:s text:c="6"/>// display entire document</text:p>
      <text:p text:style-name="P1"><text:s text:c="6"/>if (toupper(command) == 'P')</text:p>
      <text:p text:style-name="P1"><text:tab/>{</text:p>
      <text:p text:style-name="P1"><text:tab/> <text:s/>text.WriteAll(cout);</text:p>
      <text:p text:style-name="P1"><text:tab/>}</text:p>
      <text:p text:style-name="P1"/>
      <text:p text:style-name="P1"><text:s text:c="6"/>//delete</text:p>
      <text:p text:style-name="P1"><text:s text:c="6"/>if (toupper(command) == 'D')</text:p>
      <text:p text:style-name="P1"><text:tab/>{</text:p>
      <text:p text:style-name="P1"><text:tab/> <text:s/>try</text:p>
      <text:p text:style-name="P1"><text:tab/> <text:s text:c="3"/>{</text:p>
      <text:p text:style-name="P1"><text:tab/> <text:s text:c="5"/>text.Erase();</text:p>
      <text:p text:style-name="P1"><text:tab/> <text:s text:c="3"/>}</text:p>
      <text:p text:style-name="P1"><text:tab/> <text:s/>catch (string exception)</text:p>
      <text:p text:style-name="P1"><text:tab/> <text:s text:c="3"/>{</text:p>
      <text:p text:style-name="P1"><text:tab/> <text:s text:c="5"/>cout &lt;&lt; exception &lt;&lt; endl;</text:p>
      <text:p text:style-name="P1"><text:tab/> <text:s text:c="3"/>}</text:p>
      <text:p text:style-name="P1"><text:tab/>}</text:p>
      <text:p text:style-name="P1"/>
      <text:p text:style-name="P1"><text:s text:c="6"/>//empty</text:p>
      <text:p text:style-name="P1"><text:s text:c="6"/>if (toupper(command) == 'E')</text:p>
      <text:p text:style-name="P1"><text:tab/>{<text:tab/> <text:s/></text:p>
      <text:p text:style-name="P1"><text:tab/> <text:s text:c="5"/>text.MakeEmpty();<text:tab/> <text:s text:c="2"/></text:p>
      <text:p text:style-name="P1"><text:tab/>}</text:p>
      <text:p text:style-name="P1"><text:s text:c="6"/></text:p>
      <text:p text:style-name="P1"><text:s text:c="6"/>// write document to file</text:p>
      <text:p text:style-name="P1"><text:s text:c="6"/>if (toupper(command) == 'W')</text:p>
      <text:p text:style-name="P1"><text:tab/>{</text:p>
      <text:p text:style-name="P1"><text:tab/> <text:s/>cin.ignore();</text:p>
      <text:p text:style-name="P1"><text:tab/> <text:s/>getline(cin, line);</text:p>
      <text:p text:style-name="P1"><text:tab/> <text:s/>ofstream out2(line.c_str()); <text:s/>// open output file</text:p>
      <text:p text:style-name="P1"><text:tab/> <text:s/>if (!out2)</text:p>
      <text:p text:style-name="P1"><text:tab/> <text:s text:c="3"/>{</text:p>
      <text:p text:style-name="P1"><text:tab/> <text:s text:c="5"/>cout &lt;&lt; "Could not open " &lt;&lt; line &lt;&lt; endl;<text:tab/> <text:s text:c="4"/></text:p>
      <text:p text:style-name="P1"><text:tab/> <text:s text:c="3"/>}</text:p>
      <text:p text:style-name="P1"><text:tab/> <text:s/>else</text:p>
      <text:p text:style-name="P1"><text:tab/> <text:s text:c="3"/>{</text:p>
      <text:p text:style-name="P1"><text:tab/> <text:s text:c="5"/>text.WriteAll(out2);</text:p>
      <text:p text:style-name="P1"><text:tab/> <text:s text:c="5"/>out2.close();</text:p>
      <text:p text:style-name="P1"><text:tab/> <text:s text:c="3"/>}</text:p>
      <text:p text:style-name="P1"><text:tab/>}</text:p>
      <text:p text:style-name="P1"><text:s text:c="6"/>// load a new document</text:p>
      <text:p text:style-name="P1"><text:s text:c="7"/>if (toupper(command) == 'L')</text:p>
      <text:p text:style-name="P1"><text:s text:c="6"/><text:tab/>{</text:p>
      <text:p text:style-name="P1"><text:soft-page-break/><text:tab/> <text:s/>cin.ignore();</text:p>
      <text:p text:style-name="P1"><text:s text:c="6"/><text:tab/> <text:s/>getline(cin, line);</text:p>
      <text:p text:style-name="P1"><text:s text:c="6"/><text:tab/> <text:s/>ifstream in2(line.c_str());</text:p>
      <text:p text:style-name="P1"><text:s text:c="6"/><text:tab/> <text:s/>if (!in2)</text:p>
      <text:p text:style-name="P1"><text:s text:c="6"/><text:tab/> <text:s text:c="3"/>{</text:p>
      <text:p text:style-name="P1"><text:s text:c="6"/><text:tab/> <text:s text:c="5"/>cout &lt;&lt; "Error opening file " &lt;&lt; line</text:p>
      <text:p text:style-name="P1"><text:s text:c="6"/><text:tab/> <text:s/><text:tab/> <text:s text:c="2"/>&lt;&lt; ". <text:s/>Try again" &lt;&lt;endl;</text:p>
      <text:p text:style-name="P1"><text:s text:c="6"/><text:tab/> <text:s text:c="3"/>}</text:p>
      <text:p text:style-name="P1"><text:tab/> <text:s/>else</text:p>
      <text:p text:style-name="P1"><text:tab/> <text:s text:c="3"/>{</text:p>
      <text:p text:style-name="P1"><text:tab/> <text:s text:c="5"/>text.MakeEmpty();</text:p>
      <text:p text:style-name="P1"><text:tab/> <text:s text:c="5"/>text.Load(in2);</text:p>
      <text:p text:style-name="P1"><text:tab/> <text:s text:c="3"/>}</text:p>
      <text:p text:style-name="P1"><text:s text:c="6"/><text:tab/>}</text:p>
      <text:p text:style-name="P1"/>
      <text:p text:style-name="P1"><text:tab/>//insert</text:p>
      <text:p text:style-name="P1"><text:tab/>if (toupper(command) == 'I')</text:p>
      <text:p text:style-name="P1"><text:tab/> <text:s/>{</text:p>
      <text:p text:style-name="P1"><text:tab/> <text:s text:c="3"/>cin.ignore();</text:p>
      <text:p text:style-name="P1"><text:tab/> <text:s text:c="3"/>getline(cin,line);</text:p>
      <text:p text:style-name="P1"><text:tab/> <text:s text:c="3"/>text.Insert(line);</text:p>
      <text:p text:style-name="P1"><text:tab/> <text:s/>}</text:p>
      <text:p text:style-name="P1"/>
      <text:p text:style-name="P1"><text:tab/>// append</text:p>
      <text:p text:style-name="P1"><text:tab/>if (toupper(command) == 'A')</text:p>
      <text:p text:style-name="P1"><text:tab/> <text:s/>{</text:p>
      <text:p text:style-name="P1"><text:tab/> <text:s text:c="3"/>cin.ignore();</text:p>
      <text:p text:style-name="P1"><text:tab/> <text:s text:c="3"/>getline(cin, line);</text:p>
      <text:p text:style-name="P1"><text:tab/> <text:s text:c="3"/>text.Append(line);</text:p>
      <text:p text:style-name="P1"><text:tab/> <text:s/>}</text:p>
      <text:p text:style-name="P1"/>
      <text:p text:style-name="P1"><text:tab/>// replace</text:p>
      <text:p text:style-name="P1"><text:tab/>if (toupper(command) == 'R')</text:p>
      <text:p text:style-name="P1"><text:tab/> <text:s/>{</text:p>
      <text:p text:style-name="P1"><text:tab/> <text:s text:c="3"/>cin.ignore();</text:p>
      <text:p text:style-name="P1"><text:tab/> <text:s text:c="3"/>getline(cin, line);</text:p>
      <text:p text:style-name="P1"><text:tab/> <text:s text:c="3"/>try</text:p>
      <text:p text:style-name="P1"><text:tab/> <text:s text:c="5"/>{</text:p>
      <text:p text:style-name="P1"><text:tab/><text:tab/>text.Replace(line);</text:p>
      <text:p text:style-name="P1"><text:tab/> <text:s text:c="5"/>}</text:p>
      <text:p text:style-name="P1"><text:tab/> <text:s text:c="3"/>catch (string exception)</text:p>
      <text:p text:style-name="P1"><text:tab/> <text:s text:c="5"/>{</text:p>
      <text:p text:style-name="P1"><text:tab/><text:tab/>cout &lt;&lt; exception &lt;&lt; endl;</text:p>
      <text:p text:style-name="P1"><text:tab/> <text:s text:c="5"/>}</text:p>
      <text:p text:style-name="P1"><text:tab/> <text:s/>}</text:p>
      <text:p text:style-name="P1"/>
      <text:p text:style-name="P1"><text:tab/>// find</text:p>
      <text:p text:style-name="P1"><text:tab/>if (toupper(command) == 'F')</text:p>
      <text:p text:style-name="P1"><text:tab/> <text:s/>{</text:p>
      <text:p text:style-name="P1"><text:soft-page-break/><text:tab/> <text:s text:c="3"/>cin.ignore();</text:p>
      <text:p text:style-name="P1"><text:tab/> <text:s text:c="3"/>getline(cin, line);</text:p>
      <text:p text:style-name="P1"><text:tab/> <text:s text:c="3"/>text.Find(line);</text:p>
      <text:p text:style-name="P1"><text:tab/> <text:s text:c="3"/>if (!text.Find(line))</text:p>
      <text:p text:style-name="P1"><text:tab/> <text:s text:c="5"/>cout &lt;&lt; "Cannot find the line." &lt;&lt; endl;</text:p>
      <text:p text:style-name="P1"><text:tab/> <text:s/>}</text:p>
      <text:p text:style-name="P1"><text:tab/></text:p>
      <text:p text:style-name="P1"><text:tab/>//set the current line number</text:p>
      <text:p text:style-name="P1"><text:tab/>if (toupper(command) == 'S')</text:p>
      <text:p text:style-name="P1"><text:tab/> <text:s/>{</text:p>
      <text:p text:style-name="P1"><text:tab/> <text:s text:c="3"/>cin.ignore();</text:p>
      <text:p text:style-name="P1"><text:tab/> <text:s text:c="3"/>cin &gt;&gt; n;</text:p>
      <text:p text:style-name="P1"><text:tab/> <text:s text:c="3"/>try</text:p>
      <text:p text:style-name="P1"><text:tab/> <text:s text:c="5"/>{</text:p>
      <text:p text:style-name="P1"><text:tab/><text:tab/>text.SetCurrent(n);</text:p>
      <text:p text:style-name="P1"><text:tab/> <text:s text:c="5"/>}</text:p>
      <text:p text:style-name="P1"><text:tab/> <text:s text:c="3"/>catch (string exception)</text:p>
      <text:p text:style-name="P1"><text:tab/> <text:s text:c="5"/>{</text:p>
      <text:p text:style-name="P1"><text:tab/><text:tab/>cout &lt;&lt; exception &lt;&lt; endl;</text:p>
      <text:p text:style-name="P1"><text:tab/> <text:s text:c="5"/>}</text:p>
      <text:p text:style-name="P1"><text:tab/> <text:s/>}</text:p>
      <text:p text:style-name="P1"/>
      <text:p text:style-name="P1"><text:tab/>// move</text:p>
      <text:p text:style-name="P1"><text:tab/>if (toupper(command) == 'M')</text:p>
      <text:p text:style-name="P1"><text:tab/> <text:s/>{</text:p>
      <text:p text:style-name="P1"><text:tab/> <text:s text:c="3"/>cin.ignore();</text:p>
      <text:p text:style-name="P1"><text:tab/> <text:s text:c="3"/>cin &gt;&gt; n;</text:p>
      <text:p text:style-name="P1"><text:tab/> <text:s text:c="3"/>try</text:p>
      <text:p text:style-name="P1"><text:tab/> <text:s text:c="5"/>{</text:p>
      <text:p text:style-name="P1"><text:tab/><text:tab/>text.MoveCurrent(n);</text:p>
      <text:p text:style-name="P1"><text:tab/> <text:s text:c="5"/>}</text:p>
      <text:p text:style-name="P1"><text:tab/> <text:s text:c="3"/>catch (string exception)</text:p>
      <text:p text:style-name="P1"><text:tab/> <text:s text:c="5"/>{</text:p>
      <text:p text:style-name="P1"><text:tab/><text:tab/>cout &lt;&lt; exception &lt;&lt; endl;</text:p>
      <text:p text:style-name="P1"><text:tab/> <text:s text:c="5"/>}</text:p>
      <text:p text:style-name="P1"><text:tab/> <text:s/>}</text:p>
      <text:p text:style-name="P1"/>
      <text:p text:style-name="P1"><text:tab/>// help menu</text:p>
      <text:p text:style-name="P1"><text:tab/>if (toupper(command) == 'H')</text:p>
      <text:p text:style-name="P1"><text:tab/> <text:s/>{</text:p>
      <text:p text:style-name="P1"><text:tab/> <text:s text:c="3"/>cout &lt;&lt; "This line editor can do the following commands:"</text:p>
      <text:p text:style-name="P1"><text:tab/><text:tab/> &lt;&lt; endl;</text:p>
      <text:p text:style-name="P1"><text:tab/> <text:s text:c="3"/>cout &lt;&lt; endl;</text:p>
      <text:p text:style-name="P1"><text:tab/> <text:s text:c="3"/>cout &lt;&lt; " L file <text:s text:c="3"/>- load a text document from a file"</text:p>
      <text:p text:style-name="P1"><text:tab/><text:tab/> &lt;&lt; endl;</text:p>
      <text:p text:style-name="P1"><text:tab/> <text:s text:c="3"/>cout &lt;&lt; " E <text:s text:c="8"/>- clear document" &lt;&lt; endl;</text:p>
      <text:p text:style-name="P1"><text:tab/> <text:s text:c="3"/>cout &lt;&lt; " I line <text:s text:c="3"/>- insert a line in front of current line"</text:p>
      <text:p text:style-name="P1"><text:tab/><text:tab/> &lt;&lt; endl;</text:p>
      <text:p text:style-name="P1"><text:tab/> <text:s text:c="3"/>cout &lt;&lt; " A line <text:s text:c="3"/>- append line to end of document"</text:p>
      <text:p text:style-name="P1"><text:soft-page-break/><text:tab/><text:tab/> &lt;&lt; endl;</text:p>
      <text:p text:style-name="P1"><text:tab/> <text:s text:c="3"/>cout &lt;&lt; " R line <text:s text:c="3"/>- replace current line"</text:p>
      <text:p text:style-name="P1"><text:tab/><text:tab/> &lt;&lt; endl;</text:p>
      <text:p text:style-name="P1"><text:tab/> <text:s text:c="3"/>cout &lt;&lt; " D <text:s text:c="8"/>- delete the current line"</text:p>
      <text:p text:style-name="P1"><text:tab/><text:tab/> &lt;&lt; endl;</text:p>
      <text:p text:style-name="P1"><text:tab/> <text:s text:c="3"/>cout &lt;&lt; " F target <text:s/>- makes line containing target current line"</text:p>
      <text:p text:style-name="P1"><text:tab/><text:tab/> &lt;&lt; endl;</text:p>
      <text:p text:style-name="P1"><text:tab/> <text:s text:c="3"/>cout &lt;&lt; " S n <text:s text:c="6"/>- set current line to nth line"</text:p>
      <text:p text:style-name="P1"><text:tab/><text:tab/> &lt;&lt; endl;</text:p>
      <text:p text:style-name="P1"><text:tab/> <text:s text:c="3"/>cout &lt;&lt; " M n <text:s text:c="6"/>- move current line n places"</text:p>
      <text:p text:style-name="P1"><text:tab/><text:tab/> &lt;&lt; endl;</text:p>
      <text:p text:style-name="P1"><text:tab/> <text:s text:c="3"/>cout &lt;&lt; " C <text:s text:c="8"/>- display current line to screen"</text:p>
      <text:p text:style-name="P1"><text:tab/><text:tab/> &lt;&lt; endl;</text:p>
      <text:p text:style-name="P1"><text:tab/> <text:s text:c="3"/>cout &lt;&lt; " P <text:s text:c="8"/>- displace entire document to screen"</text:p>
      <text:p text:style-name="P1"><text:tab/><text:tab/> &lt;&lt; endl;</text:p>
      <text:p text:style-name="P1"><text:tab/> <text:s text:c="3"/>cout &lt;&lt; " W file <text:s text:c="3"/>- write document to file"</text:p>
      <text:p text:style-name="P1"><text:tab/><text:tab/> &lt;&lt; endl;</text:p>
      <text:p text:style-name="P1"><text:tab/> <text:s text:c="3"/>cout &lt;&lt; " H <text:s text:c="8"/>- display this list of commands"</text:p>
      <text:p text:style-name="P1"><text:tab/><text:tab/> &lt;&lt; endl;</text:p>
      <text:p text:style-name="P1"><text:tab/> <text:s text:c="3"/>cout &lt;&lt; " Q <text:s text:c="8"/>- quit the editor (does not save changes)"</text:p>
      <text:p text:style-name="P1"><text:tab/><text:tab/> &lt;&lt; endl;</text:p>
      <text:p text:style-name="P1"><text:tab/> <text:s text:c="3"/>cout &lt;&lt; endl;</text:p>
      <text:p text:style-name="P1"><text:tab/>}</text:p>
      <text:p text:style-name="P1"><text:tab/></text:p>
      <text:p text:style-name="P1"><text:tab/>// get next command from user</text:p>
      <text:p text:style-name="P1"><text:tab/>cout &lt;&lt; "&gt; ";</text:p>
      <text:p text:style-name="P1"><text:tab/>cin &gt;&gt; command;</text:p>
      <text:p text:style-name="P1"><text:s text:c="6"/>};</text:p>
      <text:p text:style-name="P1"/>
      <text:p text:style-name="P1"><text:s text:c="6"/>in.close();</text:p>
      <text:p text:style-name="P1"><text:s text:c="4"/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22:07:33.128441895</meta:creation-date>
    <dc:date>2017-03-27T22:10:05.509685692</dc:date>
    <meta:editing-duration>PT2M33S</meta:editing-duration>
    <meta:editing-cycles>1</meta:editing-cycles>
    <meta:document-statistic meta:table-count="0" meta:image-count="0" meta:object-count="0" meta:page-count="11" meta:paragraph-count="443" meta:word-count="1560" meta:character-count="10681" meta:non-whitespace-character-count="8013"/>
    <meta:generator>LibreOffice/5.1.6.2$Linux_X86_64 LibreOffice_project/10m0$Build-2</meta:generator>
  </office:meta>
</office:document-meta>
</file>